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54fb6" officeooo:paragraph-rsid="0011b8d2"/>
    </style:style>
    <style:style style:name="P2" style:family="paragraph" style:parent-style-name="Standard">
      <style:text-properties officeooo:rsid="00154fb6" officeooo:paragraph-rsid="0011b8d2"/>
    </style:style>
    <style:style style:name="P3" style:family="paragraph" style:parent-style-name="Standard">
      <style:text-properties officeooo:rsid="000fa15c" officeooo:paragraph-rsid="0011b8d2"/>
    </style:style>
    <style:style style:name="P4" style:family="paragraph" style:parent-style-name="Standard">
      <style:text-properties officeooo:rsid="00104249" officeooo:paragraph-rsid="0011b8d2"/>
    </style:style>
    <style:style style:name="P5" style:family="paragraph" style:parent-style-name="Standard">
      <style:text-properties officeooo:rsid="00127a8d" officeooo:paragraph-rsid="0011b8d2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154fb6" officeooo:paragraph-rsid="0011b8d2" style:font-style-asian="italic" style:font-weight-asian="bold"/>
    </style:style>
    <style:style style:name="P7" style:family="paragraph" style:parent-style-name="Standard">
      <style:text-properties officeooo:paragraph-rsid="0011b8d2"/>
    </style:style>
    <style:style style:name="P8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137793" officeooo:paragraph-rsid="0011b8d2"/>
    </style:style>
    <style:style style:name="P9" style:family="paragraph" style:parent-style-name="Heading_20_2">
      <style:text-properties fo:font-weight="bold" officeooo:paragraph-rsid="0011b8d2" style:font-weight-asian="bold"/>
    </style:style>
    <style:style style:name="P10" style:family="paragraph" style:parent-style-name="Heading_20_2">
      <style:text-properties officeooo:rsid="00254f5a" officeooo:paragraph-rsid="0011b8d2"/>
    </style:style>
    <style:style style:name="P11" style:family="paragraph" style:parent-style-name="Heading_20_2">
      <style:text-properties officeooo:paragraph-rsid="0011b8d2"/>
    </style:style>
    <style:style style:name="P12" style:family="paragraph" style:parent-style-name="Heading_20_1">
      <style:text-properties fo:font-weight="bold" officeooo:paragraph-rsid="0011b8d2" style:font-weight-asian="bold" style:font-weight-complex="bold"/>
    </style:style>
    <style:style style:name="P13" style:family="paragraph" style:parent-style-name="List_20_Paragraph" style:list-style-name="WWNum1">
      <style:text-properties officeooo:paragraph-rsid="0011b8d2"/>
    </style:style>
    <style:style style:name="P14" style:family="paragraph" style:parent-style-name="List_20_Paragraph" style:list-style-name="WWNum1">
      <style:text-properties officeooo:rsid="0015d1d3" officeooo:paragraph-rsid="0011b8d2"/>
    </style:style>
    <style:style style:name="P15" style:family="paragraph" style:parent-style-name="Heading_20_4">
      <style:text-properties officeooo:rsid="00154fb6" officeooo:paragraph-rsid="0011b8d2"/>
    </style:style>
    <style:style style:name="P16" style:family="paragraph" style:parent-style-name="Heading_20_1" style:master-page-name="Standard">
      <style:paragraph-properties style:page-number="auto"/>
      <style:text-properties fo:font-style="italic" style:text-underline-style="solid" style:text-underline-width="auto" style:text-underline-color="font-color" fo:font-weight="bold" officeooo:rsid="000e2a37" officeooo:paragraph-rsid="0011b8d2" style:font-style-asian="italic" style:font-weight-asian="bold"/>
    </style:style>
    <style:style style:name="T1" style:family="text">
      <style:text-properties officeooo:rsid="00187819"/>
    </style:style>
    <style:style style:name="T2" style:family="text">
      <style:text-properties officeooo:rsid="0014919c"/>
    </style:style>
    <style:style style:name="T3" style:family="text">
      <style:text-properties style:text-position="super 58%" fo:font-style="italic" style:text-underline-style="solid" style:text-underline-width="auto" style:text-underline-color="font-color" fo:font-weight="bold" style:font-style-asian="italic" style:font-weight-asian="bold"/>
    </style:style>
    <style:style style:name="T4" style:family="text">
      <style:text-properties style:text-position="super 58%"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5" style:family="text">
      <style:text-properties style:text-underline-style="solid" style:text-underline-width="auto" style:text-underline-color="font-color" officeooo:rsid="00154fb6"/>
    </style:style>
    <style:style style:name="T6" style:family="text">
      <style:text-properties officeooo:rsid="00169808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0e1cb5" style:font-style-asian="italic" style:font-weight-asian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0fa590" style:font-style-asian="italic" style:font-weight-asian="bold"/>
    </style:style>
    <style:style style:name="T10" style:family="text">
      <style:text-properties fo:font-style="italic" style:text-underline-style="solid" style:text-underline-width="auto" style:text-underline-color="font-color" fo:font-weight="bold" officeooo:rsid="0012ee52" style:font-style-asian="italic" style:font-weight-asian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12" style:family="text">
      <style:text-properties style:font-name="Franklin Gothic Medium" fo:font-style="italic" style:text-underline-style="solid" style:text-underline-width="auto" style:text-underline-color="font-color" fo:font-weight="bold" officeooo:rsid="000e1cb5" style:font-style-asian="italic" style:font-weight-asian="bold"/>
    </style:style>
    <style:style style:name="T13" style:family="text">
      <style:text-properties officeooo:rsid="001384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13">March 2020</text:span> templat<text:span text:style-name="T2">e</text:span></text:h>
      <text:h text:style-name="P9" text:outline-level="2">Table of contents<text:bookmark text:name="_GoBack"/></text:h>
      <text:list xml:id="list3465489819" text:style-name="WWNum1">
        <text:list-item>
          <text:p text:style-name="P14"><text:a xlink:type="simple" xlink:href="#Today |outline" text:style-name="Internet_20_link" text:visited-style-name="Visited_20_Internet_20_Link">today</text:a></text:p>
        </text:list-item>
        <text:list-item>
          <text:p text:style-name="P13"><text:a xlink:type="simple" xlink:href="#_End_of_day" text:style-name="ListLabel_20_1" text:visited-style-name="ListLabel_20_1"><text:span text:style-name="Internet_20_link">End of day (outro) (139 words)</text:span></text:a></text:p>
        </text:list-item>
        <text:list-item>
          <text:p text:style-name="P13"><text:a xlink:type="simple" xlink:href="#_End_of_today’s" text:style-name="ListLabel_20_1" text:visited-style-name="ListLabel_20_1"><text:span text:style-name="Internet_20_link">End of today’s document (0 words)</text:span></text:a></text:p>
        </text:list-item>
        <text:list-item>
          <text:p text:style-name="P13"><text:a xlink:type="simple" xlink:href="#0.0.0.1.Morning notes (laptop)|outline" text:style-name="Internet_20_link" text:visited-style-name="Visited_20_Internet_20_Link"><text:span text:style-name="Internet_20_link"><text:span text:style-name="T5">morning notes (laptop)</text:span></text:span></text:a></text:p>
        </text:list-item>
        <text:list-item>
          <text:p text:style-name="P13"><text:a xlink:type="simple" xlink:href="#0.0.0.2.Morning notes (phone)|outline" text:style-name="Internet_20_link" text:visited-style-name="Visited_20_Internet_20_Link"><text:span text:style-name="Internet_20_link"><text:span text:style-name="T5">morning notes (phone)</text:span></text:span></text:a></text:p>
        </text:list-item>
        <text:list-item>
          <text:p text:style-name="P13"><text:a xlink:type="simple" xlink:href="#0.0.0.3.Afternoon notes (laptop)|outline" text:style-name="Internet_20_link" text:visited-style-name="Visited_20_Internet_20_Link"><text:span text:style-name="Internet_20_link"><text:span text:style-name="T5">afternoon notes (laptop)</text:span></text:span></text:a></text:p>
        </text:list-item>
        <text:list-item>
          <text:p text:style-name="P13"><text:a xlink:type="simple" xlink:href="#0.0.0.4.Afternoon notes (phone)|outline" text:style-name="Internet_20_link" text:visited-style-name="Visited_20_Internet_20_Link"><text:span text:style-name="Internet_20_link"><text:span text:style-name="T5">afternoon notes (phone)</text:span></text:span></text:a></text:p>
        </text:list-item>
        <text:list-item>
          <text:p text:style-name="P13"><text:a xlink:type="simple" xlink:href="#0.0.0.5.Mid-day notes (laptop)|outline" text:style-name="Internet_20_link" text:visited-style-name="Visited_20_Internet_20_Link"><text:span text:style-name="Internet_20_link"><text:span text:style-name="T5">mid-day notes (laptop)</text:span></text:span></text:a></text:p>
        </text:list-item>
        <text:list-item>
          <text:p text:style-name="P13"><text:a xlink:type="simple" xlink:href="#0.0.0.6.Mid-day notes (phone)|outline" text:style-name="Internet_20_link" text:visited-style-name="Visited_20_Internet_20_Link"><text:span text:style-name="Internet_20_link"><text:span text:style-name="T5">mid-day notes (phone)</text:span></text:span></text:a></text:p>
        </text:list-item>
        <text:list-item>
          <text:p text:style-name="P13"><text:a xlink:type="simple" xlink:href="#0.0.0.7.Overnight notes (laptop)|outline" text:style-name="Internet_20_link" text:visited-style-name="Visited_20_Internet_20_Link"><text:span text:style-name="Internet_20_link"><text:span text:style-name="T5">overnight notes (laptop)</text:span></text:span></text:a></text:p>
        </text:list-item>
        <text:list-item>
          <text:p text:style-name="P13"><text:a xlink:type="simple" xlink:href="#0.0.0.8.Overnight notes (phone)|outline" text:style-name="Internet_20_link" text:visited-style-name="Visited_20_Internet_20_Link"><text:span text:style-name="Internet_20_link"><text:span text:style-name="T5">overnight notes (phone)</text:span></text:span></text:a></text:p>
        </text:list-item>
      </text:list>
      <text:p text:style-name="P7">#### Words total</text:p>
      <text:h text:style-name="P10" text:outline-level="2">Today </text:h>
      <text:p text:style-name="P2">I woke up at <text:span text:style-name="T6">xx</text:span>:<text:span text:style-name="T6">xx </text:span>am</text:p>
      <text:p text:style-name="P2"/>
      <text:p text:style-name="P2">I eventually fell asleep at pm.</text:p>
      <text:h text:style-name="P15" text:outline-level="4">Morning notes (laptop)</text:h>
      <text:p text:style-name="P1">None available</text:p>
      <text:h text:style-name="P15" text:outline-level="4">Morning notes (phone)</text:h>
      <text:p text:style-name="P1">None available</text:p>
      <text:h text:style-name="P15" text:outline-level="4">Afternoon notes (laptop)</text:h>
      <text:p text:style-name="P1">None available</text:p>
      <text:h text:style-name="P15" text:outline-level="4">Afternoon notes (phone)</text:h>
      <text:p text:style-name="P1">None available</text:p>
      <text:h text:style-name="P15" text:outline-level="4">Mid-day notes (laptop)</text:h>
      <text:p text:style-name="P1">None available</text:p>
      <text:h text:style-name="P15" text:outline-level="4">Mid-day notes (phone)</text:h>
      <text:p text:style-name="P1">None available</text:p>
      <text:h text:style-name="P15" text:outline-level="4">Overnight notes (laptop)</text:h>
      <text:p text:style-name="P1">None available</text:p>
      <text:h text:style-name="P15" text:outline-level="4">Overnight notes (phone)</text:h>
      <text:p text:style-name="P1">None available</text:p>
      <text:h text:style-name="P11" text:outline-level="2"><text:bookmark text:name="_End_of_day"/><text:soft-page-break/>End of day (outro)</text:h>
      <text:p text:style-name="P7">Next I went and relaxed for went and relaxed for the rest of the night. Eventually plugged my Samsung galaxy s7 edge into the charger for the night. I decided not to plug my Samsung galaxy core prime into the charger for the night (as usual) I eventually logged my laptop off for the night. I eventually shut my laptop down for the night. I eventually plugged my laptop into the charger for the night. I eventually got dressed for bed. I eventually went to bed. I eventually fell asleep. Goodnight. I made sure I plugged my laptop into the charger for the night. I also made sure my laptop started charging. I also made sure I locked my door and turned my fan on medium before falling asleep<text:span text:style-name="T7">. (PLEASE READ OUTRO TO LEARN IMPORTANT INFO ABOUT TODAYS DOCUMENT) </text:span><text:span text:style-name="T8">Outro is obsolete. Some references may remain, but you should always read previous documents first. </text:span><text:span text:style-name="T12">Don’t take content out of context.</text:span></text:p>
      <text:p text:style-name="P3"><text:span text:style-name="T8">A</text:span><text:span text:style-name="T7">lso, make sure to read overnight and daytime notes as well for more context, along with associated dates of new image, video, and other media data, such as screenshots, reddit, </text:span><text:span text:style-name="T9">camera, and more.</text:span></text:p>
      <text:p text:style-name="P4"><text:span text:style-name="T9">T</text:span><text:span text:style-name="T7">his journal is a very advanced structure, but strives for accuracy.</text:span></text:p>
      <text:p text:style-name="P5"><text:span text:style-name="T7">Daily journaling started on September 27</text:span><text:span text:style-name="T3">th</text:span><text:span text:style-name="T7"> 2016, entries before then are backed up with date data, and </text:span><text:span text:style-name="T10">don’t cover everything yet, I am still working on archiving older data.</text:span></text:p>
      <text:p text:style-name="P8"><text:span text:style-name="T10">I</text:span><text:span text:style-name="T7">mages aren’t spammed in journaling since the </text:span><text:span text:style-name="T11">December 28</text:span><text:span text:style-name="T4">th</text:span><text:span text:style-name="T11"> 2018 document, as it became excessive. This was the worst issue in December of 2018.</text:span></text:p>
      <text:p text:style-name="P6">This journal is a complex structure. Make sure to read all documents, notes, and search for mentioned files to get the full context.</text:p>
      <text:h text:style-name="P12" text:outline-level="1"><text:bookmark text:name="_End_of_today’s"/>End of today’s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4:58:45.091000000</meta:creation-date>
    <dc:date>2020-02-29T12:26:30.159000000</dc:date>
    <meta:editing-duration>PT2M16S</meta:editing-duration>
    <meta:editing-cycles>3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41" meta:word-count="398" meta:character-count="2321" meta:non-whitespace-character-count="1974"/>
  </office:meta>
</office:document-meta>
</file>